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5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05cm" svg:height="0.962cm" svg:x="3.732cm" svg:y="2.189cm">
          <draw:text-box>
            <text:p>Propulsion System Overview</text:p>
          </draw:text-box>
        </draw:frame>
        <draw:frame draw:style-name="gr2" draw:text-style-name="P1" draw:layer="layout" svg:width="6.949cm" svg:height="1.673cm" svg:x="4.697cm" svg:y="9.142cm">
          <draw:text-box>
            <text:p>Ion Stream Accelerator</text:p>
            <text:p>Stage 1</text:p>
          </draw:text-box>
        </draw:frame>
        <draw:frame draw:style-name="gr2" draw:text-style-name="P1" draw:layer="layout" svg:width="6.949cm" svg:height="1.673cm" svg:x="4.697cm" svg:y="12.143cm">
          <draw:text-box>
            <text:p>Ion Stream Accelerator</text:p>
            <text:p>Stage N</text:p>
          </draw:text-box>
        </draw:frame>
        <draw:frame draw:style-name="gr2" draw:text-style-name="P1" draw:layer="layout" svg:width="5.717cm" svg:height="0.962cm" svg:x="5.313cm" svg:y="14.644cm">
          <draw:text-box>
            <text:p>Ion Stream Nozzle</text:p>
          </draw:text-box>
        </draw:frame>
        <draw:frame draw:style-name="gr2" draw:text-style-name="P1" draw:layer="layout" svg:width="2.83cm" svg:height="0.962cm" svg:x="6.756cm" svg:y="16.644cm">
          <draw:text-box>
            <text:p>Ion “Jet”</text:p>
          </draw:text-box>
        </draw:frame>
        <draw:g>
          <draw:frame draw:style-name="gr3" draw:text-style-name="P1" draw:layer="layout" svg:width="4.064cm" svg:height="0.962cm" svg:x="8.366cm" svg:y="5.191cm">
            <draw:text-box>
              <text:p>“Dust” tank</text:p>
            </draw:text-box>
          </draw:frame>
          <draw:frame draw:style-name="gr4" draw:text-style-name="P1" draw:layer="layout" svg:width="4.064cm" svg:height="1.905cm" svg:x="3.912cm" svg:y="5.191cm">
            <draw:text-box>
              <text:p>Electrostatic generator</text:p>
            </draw:text-box>
          </draw:frame>
          <draw:line draw:style-name="gr5" draw:text-style-name="P2" draw:layer="layout" svg:x1="10.398cm" svg:y1="6.207cm" svg:x2="10.398cm" svg:y2="9.128cm">
            <text:p/>
          </draw:line>
          <draw:line draw:style-name="gr5" draw:text-style-name="P2" draw:layer="layout" svg:x1="5.944cm" svg:y1="7.096cm" svg:x2="5.944cm" svg:y2="9.128cm">
            <text:p/>
          </draw:line>
        </draw:g>
        <draw:line draw:style-name="gr6" draw:text-style-name="P2" draw:layer="layout" svg:x1="8.171cm" svg:y1="10.779cm" svg:x2="8.171cm" svg:y2="12.176cm">
          <text:p/>
        </draw:line>
        <draw:line draw:style-name="gr5" draw:text-style-name="P2" draw:layer="layout" svg:x1="8.171cm" svg:y1="13.827cm" svg:x2="8.171cm" svg:y2="14.716cm">
          <text:p/>
        </draw:line>
        <draw:line draw:style-name="gr5" draw:text-style-name="P2" draw:layer="layout" svg:x1="8.171cm" svg:y1="15.605cm" svg:x2="8.171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0:53:21.928715177</meta:creation-date>
    <dc:date>2018-04-06T01:57:25.426614563</dc:date>
    <meta:editing-duration>PT2M59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